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7-04_11-47-24_000.jpg</text:p>
          </table:table-cell>
          <table:table-cell table:style-name="ce4" office:value-type="string">
            <text:p>:m RES 1*2 / free# JVEMV6 68#_31:1 / 68. theoretical-physics(tp) / w=(x^(m+n)~V^*);(γ^(k_1,k_2,...,k_(m+n))=α^(i_1,...,i_n)*β^(j_1,...,j_n)),topics=~,other=orig+,s=~,i=~,doc=r-1-4~18#2.1</text:p>
          </table:table-cell>
          <table:table-cell table:style-name="ce4"/>
          <table:table-cell table:style-name="ce4"/>
          <table:table-cell table:style-name="ce4" office:value-type="string">
            <text:p>N-35-35-28.587341 E-139-34-49.379882</text:p>
          </table:table-cell>
          <table:table-cell table:style-name="ce37" table:formula="of:=IF([.E2]=&quot;&quot;;[.C2];CONCATENATE([.C2];&quot; / &quot;;[.E2]))" office:value-type="string" office:string-value=":m RES 1*2 / free# JVEMV6 68#_31:1 / 68. theoretical-physics(tp) / w=(x^(m+n)~V^*);(γ^(k_1,k_2,...,k_(m+n))=α^(i_1,...,i_n)*β^(j_1,...,j_n)),topics=~,other=orig+,s=~,i=~,doc=r-1-4~18#2.1">
            <text:p>:m RES 1*2 / free# JVEMV6 68#_31:1 / 68. theoretical-physics(tp) / w=(x^(m+n)~V^*);(γ^(k_1,k_2,...,k_(m+n))=α^(i_1,...,i_n)*β^(j_1,...,j_n)),topics=~,other=orig+,s=~,i=~,doc=r-1-4~18#2.1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7-04_11-47-47_000.jpg</text:p>
          </table:table-cell>
          <table:table-cell table:style-name="ce4" office:value-type="string">
            <text:p>:m RES 2*2 / free# JVEMV6 68#_31:1 / 68. theoretical-physics(tp) / w=(A^ij+B^ij=C^ij);(A`^ik=α^i`l*α_i`m*α^k._n*A^mn._l);内積,topics=~,other=~,s=~,i=~,doc=r-1-5~1</text:p>
          </table:table-cell>
          <table:table-cell table:style-name="ce4"/>
          <table:table-cell table:style-name="ce4"/>
          <table:table-cell table:style-name="ce4" office:value-type="string">
            <text:p>N-35-35-28.532409 E-139-34-49.379882</text:p>
          </table:table-cell>
          <table:table-cell table:style-name="ce37" table:formula="of:=IF([.E3]=&quot;&quot;;[.C3];CONCATENATE([.C3];&quot; / &quot;;[.E3]))" office:value-type="string" office:string-value=":m RES 2*2 / free# JVEMV6 68#_31:1 / 68. theoretical-physics(tp) / w=(A^ij+B^ij=C^ij);(A`^ik=α^i`l*α_i`m*α^k._n*A^mn._l);内積,topics=~,other=~,s=~,i=~,doc=r-1-5~1">
            <text:p>:m RES 2*2 / free# JVEMV6 68#_31:1 / 68. theoretical-physics(tp) / w=(A^ij+B^ij=C^ij);(A`^ik=α^i`l*α_i`m*α^k._n*A^mn._l);内積,topics=~,other=~,s=~,i=~,doc=r-1-5~1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7-04_12-23-53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7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7-04_15-40-10_000.jpg</text:p>
          </table:table-cell>
          <table:table-cell table:style-name="ce8" office:value-type="string">
            <text:p>:PHOTO 記録 / PC画面 / subject=install,インストール / to=python-anaconda,what=pychrono</text:p>
          </table:table-cell>
          <table:table-cell table:style-name="ce17"/>
          <table:table-cell table:style-name="ce4"/>
          <table:table-cell table:style-name="ce4" office:value-type="string">
            <text:p>N-35-35-28.683471 E-139-34-49.160156</text:p>
          </table:table-cell>
          <table:table-cell table:style-name="ce37" table:formula="of:=IF([.E5]=&quot;&quot;;[.C5];CONCATENATE([.C5];&quot; / &quot;;[.E5]))" office:value-type="string" office:string-value=":PHOTO 記録 / PC画面 / subject=install,インストール / to=python-anaconda,what=pychrono">
            <text:p>:PHOTO 記録 / PC画面 / subject=install,インストール / to=python-anaconda,what=pychrono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7-04_15-45-45_000.jpg</text:p>
          </table:table-cell>
          <table:table-cell table:style-name="ce8" office:value-type="string">
            <text:p>:PHOTO 記録 / PC画面 / subject=install,インストール / to=python-anaconda,what=pychrono</text:p>
          </table:table-cell>
          <table:table-cell table:style-name="ce19"/>
          <table:table-cell table:style-name="ce4"/>
          <table:table-cell table:style-name="ce4" office:value-type="string">
            <text:p>N-35-35-28.642272 E-139-34-49.434814</text:p>
          </table:table-cell>
          <table:table-cell table:style-name="ce37" table:formula="of:=IF([.E6]=&quot;&quot;;[.C6];CONCATENATE([.C6];&quot; / &quot;;[.E6]))" office:value-type="string" office:string-value=":PHOTO 記録 / PC画面 / subject=install,インストール / to=python-anaconda,what=pychrono">
            <text:p>:PHOTO 記録 / PC画面 / subject=install,インストール / to=python-anaconda,what=pychrono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7-04_15-48-16_000.jpg</text:p>
          </table:table-cell>
          <table:table-cell table:style-name="ce8" office:value-type="string">
            <text:p>:PHOTO 記録 / PC画面 / subject=install,インストール / to=python-anaconda,what=pychrono</text:p>
          </table:table-cell>
          <table:table-cell table:style-name="ce17"/>
          <table:table-cell table:style-name="ce4"/>
          <table:table-cell table:style-name="ce4" office:value-type="string">
            <text:p>N-35-35-28.559875 E-139-34-49.324951</text:p>
          </table:table-cell>
          <table:table-cell table:style-name="ce37" table:formula="of:=IF([.E7]=&quot;&quot;;[.C7];CONCATENATE([.C7];&quot; / &quot;;[.E7]))" office:value-type="string" office:string-value=":PHOTO 記録 / PC画面 / subject=install,インストール / to=python-anaconda,what=pychrono">
            <text:p>:PHOTO 記録 / PC画面 / subject=install,インストール / to=python-anaconda,what=pychrono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7-04_15-48-50_000.jpg</text:p>
          </table:table-cell>
          <table:table-cell table:style-name="ce8" office:value-type="string">
            <text:p>:PHOTO 記録 / PC画面 / subject=install,インストール / to=python-anaconda,what=pychrono</text:p>
          </table:table-cell>
          <table:table-cell table:style-name="ce18"/>
          <table:table-cell table:style-name="ce4"/>
          <table:table-cell table:style-name="ce4" office:value-type="string">
            <text:p>N-35-35-28.601074 E-139-34-49.160156</text:p>
          </table:table-cell>
          <table:table-cell table:style-name="ce37" table:formula="of:=IF([.E8]=&quot;&quot;;[.C8];CONCATENATE([.C8];&quot; / &quot;;[.E8]))" office:value-type="string" office:string-value=":PHOTO 記録 / PC画面 / subject=install,インストール / to=python-anaconda,what=pychrono">
            <text:p>:PHOTO 記録 / PC画面 / subject=install,インストール / to=python-anaconda,what=pychrono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7-04_21-00-05_000.jpg</text:p>
          </table:table-cell>
          <table:table-cell table:style-name="ce20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37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7-04_23-11-16_000.jpg</text:p>
          </table:table-cell>
          <table:table-cell table:style-name="ce19" office:value-type="string">
            <text:p>:m 記録 / 身体 / ケガ / loc=左手：手の甲：第２指（人差し指）：第１関節,cause=地面の上で滑って、手を壁についたとき、擦った。,loc-incident=宮前平公園,id=2021-07-02_23-47-58_000.jpg,phase=焼酎を含ませるティッシュ片、剥がしたところ；風呂から出たところ,apparatus=~,injury=掻き傷：皮膚は破れている：裂傷、２箇所ぐらい：裂傷部位、皮膚表面が剥がれている、直径５ｍｍほどか、円形に近く</text:p>
          </table:table-cell>
          <table:table-cell table:style-name="ce17"/>
          <table:table-cell table:style-name="ce4"/>
          <table:table-cell table:style-name="ce4" office:value-type="string">
            <text:p>N-35-35-28.642272 E-139-34-48.885498</text:p>
          </table:table-cell>
          <table:table-cell table:style-name="ce37" table:formula="of:=IF([.E10]=&quot;&quot;;[.C10];CONCATENATE([.C10];&quot; / &quot;;[.E10]))" office:value-type="string" office:string-value=":m 記録 / 身体 / ケガ / loc=左手：手の甲：第２指（人差し指）：第１関節,cause=地面の上で滑って、手を壁についたとき、擦った。,loc-incident=宮前平公園,id=2021-07-02_23-47-58_000.jpg,phase=焼酎を含ませるティッシュ片、剥がしたところ；風呂から出たところ,apparatus=~,injury=掻き傷：皮膚は破れている：裂傷、２箇所ぐらい：裂傷部位、皮膚表面が剥がれている、直径５ｍｍほどか、円形に近く">
            <text:p>:m 記録 / 身体 / ケガ / loc=左手：手の甲：第２指（人差し指）：第１関節,cause=地面の上で滑って、手を壁についたとき、擦った。,loc-incident=宮前平公園,id=2021-07-02_23-47-58_000.jpg,phase=焼酎を含ませるティッシュ片、剥がしたところ；風呂から出たところ,apparatus=~,injury=掻き傷：皮膚は破れている：裂傷、２箇所ぐらい：裂傷部位、皮膚表面が剥がれている、直径５ｍｍほどか、円形に近く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7-05_01-07-45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8.0 E-139-34-49.0</text:p>
          </table:table-cell>
          <table:table-cell table:style-name="ce37" table:formula="of:=IF([.E11]=&quot;&quot;;[.C11];CONCATENATE([.C11];&quot; / &quot;;[.E11]))" office:value-type="string" office:string-value=":m :PHOTO 寝た時刻 / 2021">
            <text:p>:m :PHOTO 寝た時刻 / 2021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7-05_03-07-10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17"/>
          <table:table-cell table:style-name="ce4"/>
          <table:table-cell table:style-name="ce4" office:value-type="string">
            <text:p>N-35-35-28.642272 E-139-34-49.050292</text:p>
          </table:table-cell>
          <table:table-cell table:style-name="ce37" table:formula="of:=IF([.E12]=&quot;&quot;;[.C12];CONCATENATE([.C12];&quot; / &quot;;[.E12]))" office:value-type="string" office:string-value=":m :PHOTO 起きた時刻（夜中） / 2021">
            <text:p>:m :PHOTO 起きた時刻（夜中） / 2021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7-05_07-22-28_000.jpg</text:p>
          </table:table-cell>
          <table:table-cell table:style-name="ce17" office:value-type="string">
            <text:p>:m :PHOTO 起きた時刻 / 2021</text:p>
          </table:table-cell>
          <table:table-cell table:style-name="ce17"/>
          <table:table-cell table:style-name="ce4"/>
          <table:table-cell table:style-name="ce4" office:value-type="string">
            <text:p>N-35-35-28.62854 E-139-34-49.544677</text:p>
          </table:table-cell>
          <table:table-cell table:style-name="ce37" table:formula="of:=IF([.E13]=&quot;&quot;;[.C13];CONCATENATE([.C13];&quot; / &quot;;[.E13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7-05_07-26-33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20"/>
          <table:table-cell table:style-name="ce4"/>
          <table:table-cell table:style-name="ce4" office:value-type="string">
            <text:p>N-35-35-28.861999 E-139-34-49.654541</text:p>
          </table:table-cell>
          <table:table-cell table:style-name="ce37" table:formula="of:=IF([.E14]=&quot;&quot;;[.C14];CONCATENATE([.C14];&quot; / &quot;;[.E14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7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8]=&quot;&quot;;[.C18];CONCATENATE([.C18];&quot; / &quot;;[.E1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7" table:formula="of:=IF([.E19]=&quot;&quot;;[.C19];CONCATENATE([.C19];&quot; / &quot;;[.E1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7" table:formula="of:=IF([.E20]=&quot;&quot;;[.C20];CONCATENATE([.C20];&quot; / &quot;;[.E2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7" table:formula="of:=IF([.E21]=&quot;&quot;;[.C21];CONCATENATE([.C21];&quot; / &quot;;[.E2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22]=&quot;&quot;;[.C22];CONCATENATE([.C22];&quot; / &quot;;[.E2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7" table:formula="of:=IF([.E23]=&quot;&quot;;[.C23];CONCATENATE([.C23];&quot; / &quot;;[.E2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7" table:formula="of:=IF([.E24]=&quot;&quot;;[.C24];CONCATENATE([.C24];&quot; / &quot;;[.E2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25]=&quot;&quot;;[.C25];CONCATENATE([.C25];&quot; / &quot;;[.E2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26]=&quot;&quot;;[.C26];CONCATENATE([.C26];&quot; / &quot;;[.E2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7" table:formula="of:=IF([.E27]=&quot;&quot;;[.C27];CONCATENATE([.C27];&quot; / &quot;;[.E2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28]=&quot;&quot;;[.C28];CONCATENATE([.C28];&quot; / &quot;;[.E2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7" table:formula="of:=IF([.E29]=&quot;&quot;;[.C29];CONCATENATE([.C29];&quot; / &quot;;[.E2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0]=&quot;&quot;;[.C30];CONCATENATE([.C30];&quot; / &quot;;[.E3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1]=&quot;&quot;;[.C31];CONCATENATE([.C31];&quot; / &quot;;[.E3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7" table:formula="of:=IF([.E32]=&quot;&quot;;[.C32];CONCATENATE([.C32];&quot; / &quot;;[.E3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3]=&quot;&quot;;[.C33];CONCATENATE([.C33];&quot; / &quot;;[.E3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7" table:formula="of:=IF([.E34]=&quot;&quot;;[.C34];CONCATENATE([.C34];&quot; / &quot;;[.E3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35]=&quot;&quot;;[.C35];CONCATENATE([.C35];&quot; / &quot;;[.E3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36]=&quot;&quot;;[.C36];CONCATENATE([.C36];&quot; / &quot;;[.E3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7]=&quot;&quot;;[.C37];CONCATENATE([.C37];&quot; / &quot;;[.E3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38]=&quot;&quot;;[.C38];CONCATENATE([.C38];&quot; / &quot;;[.E3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7" table:formula="of:=IF([.E39]=&quot;&quot;;[.C39];CONCATENATE([.C39];&quot; / &quot;;[.E3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7" table:formula="of:=IF([.E40]=&quot;&quot;;[.C40];CONCATENATE([.C40];&quot; / &quot;;[.E4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41]=&quot;&quot;;[.C41];CONCATENATE([.C41];&quot; / &quot;;[.E4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7" table:formula="of:=IF([.E42]=&quot;&quot;;[.C42];CONCATENATE([.C42];&quot; / &quot;;[.E4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7" table:formula="of:=IF([.E43]=&quot;&quot;;[.C43];CONCATENATE([.C43];&quot; / &quot;;[.E4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4]=&quot;&quot;;[.C44];CONCATENATE([.C44];&quot; / &quot;;[.E4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5]=&quot;&quot;;[.C45];CONCATENATE([.C45];&quot; / &quot;;[.E4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6]=&quot;&quot;;[.C46];CONCATENATE([.C46];&quot; / &quot;;[.E4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7]=&quot;&quot;;[.C47];CONCATENATE([.C47];&quot; / &quot;;[.E4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8]=&quot;&quot;;[.C48];CONCATENATE([.C48];&quot; / &quot;;[.E4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9]=&quot;&quot;;[.C49];CONCATENATE([.C49];&quot; / &quot;;[.E4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0]=&quot;&quot;;[.C50];CONCATENATE([.C50];&quot; / &quot;;[.E5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1]=&quot;&quot;;[.C51];CONCATENATE([.C51];&quot; / &quot;;[.E5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2]=&quot;&quot;;[.C52];CONCATENATE([.C52];&quot; / &quot;;[.E5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3]=&quot;&quot;;[.C53];CONCATENATE([.C53];&quot; / &quot;;[.E5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4]=&quot;&quot;;[.C54];CONCATENATE([.C54];&quot; / &quot;;[.E5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7" table:formula="of:=IF([.E55]=&quot;&quot;;[.C55];CONCATENATE([.C55];&quot; / &quot;;[.E5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6]=&quot;&quot;;[.C56];CONCATENATE([.C56];&quot; / &quot;;[.E5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20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7" table:formula="of:=IF([.E72]=&quot;&quot;;[.C72];CONCATENATE([.C72];&quot; / &quot;;[.E72]))" office:value-type="string" office:string-value="-*">
            <text:p>-*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27"/>
          <table:table-cell table:style-name="ce19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1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7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3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5">2021/07/05</text:date>, <text:time>08:25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7-05T08:25:03.54</dc:date>
    <dc:creator>iwabuchi ken</dc:creator>
    <meta:editing-duration>P34DT23H8S</meta:editing-duration>
    <meta:editing-cycles>12870</meta:editing-cycles>
    <meta:document-statistic meta:table-count="1" meta:cell-count="361" meta:object-count="0"/>
  </office:meta>
</office:document-meta>
</file>